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>
        <style:tab-stops>
          <style:tab-stop style:position="14.923cm"/>
        </style:tab-stops>
      </style:paragraph-properties>
      <style:text-properties fo:font-size="16pt" style:font-size-asian="16pt" style:font-size-complex="16pt"/>
    </style:style>
    <style:style style:name="P4" style:family="paragraph" style:parent-style-name="Text_20_body">
      <style:text-properties fo:color="#ff0000" fo:font-size="16pt" style:font-size-asian="16pt" style:font-size-complex="16pt"/>
    </style:style>
    <style:style style:name="P5" style:family="paragraph" style:parent-style-name="Text_20_body">
      <style:text-properties fo:color="#ff0000" fo:font-size="16pt" style:font-name-asian="宋体1" style:font-size-asian="16pt" style:font-size-complex="16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.661cm" fo:margin-right="0cm" fo:text-indent="0cm" style:auto-text-indent="false"/>
      <style:text-properties fo:font-size="16pt" style:font-size-asian="16pt" style:font-size-complex="16pt"/>
    </style:style>
    <style:style style:name="P8" style:family="paragraph" style:parent-style-name="Heading_20_4">
      <style:text-properties fo:font-size="16pt" style:font-size-asian="16pt" style:font-size-complex="16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text-properties fo:font-size="16pt" officeooo:rsid="000a876c" officeooo:paragraph-rsid="000a876c" style:font-size-asian="16pt" style:font-size-complex="16pt"/>
    </style:style>
    <style:style style:name="P11" style:family="paragraph" style:parent-style-name="Table_20_Contents">
      <style:text-properties fo:font-size="16pt" officeooo:rsid="000c2b71" officeooo:paragraph-rsid="000c2b71" style:font-size-asian="16pt" style:font-size-complex="16pt"/>
    </style:style>
    <style:style style:name="P12" style:family="paragraph" style:parent-style-name="Table_20_Contents">
      <style:text-properties fo:font-size="16pt" officeooo:rsid="000d848b" officeooo:paragraph-rsid="000d848b" style:font-size-asian="16pt" style:font-size-complex="16pt"/>
    </style:style>
    <style:style style:name="P13" style:family="paragraph" style:parent-style-name="Table_20_Contents">
      <style:text-properties fo:font-size="16pt" officeooo:rsid="0008dc4c" officeooo:paragraph-rsid="0008dc4c" style:font-size-asian="16pt" style:language-asian="zh" style:country-asian="CN" style:font-size-complex="16pt"/>
    </style:style>
    <style:style style:name="P14" style:family="paragraph" style:parent-style-name="Table_20_Contents">
      <style:text-properties fo:color="#004000" fo:font-size="16pt" officeooo:rsid="0008dc4c" officeooo:paragraph-rsid="0008dc4c" style:font-size-asian="16pt" style:font-size-complex="16pt"/>
    </style:style>
    <style:style style:name="P15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16" style:family="paragraph" style:parent-style-name="Text_20_body">
      <style:paragraph-properties fo:margin-left="1.455cm" fo:margin-right="0cm" fo:text-indent="-0.741cm" style:auto-text-indent="false"/>
      <style:text-properties fo:font-size="16pt" officeooo:rsid="000dfcfd" officeooo:paragraph-rsid="000dfcfd" style:font-name-asian="宋体1" style:font-size-asian="16pt" style:language-asian="zh" style:country-asian="CN" style:font-size-complex="16pt"/>
    </style:style>
    <style:style style:name="P17" style:family="paragraph" style:parent-style-name="Text_20_body">
      <style:text-properties fo:font-size="16pt" officeooo:rsid="000eec17" officeooo:paragraph-rsid="000eec17" style:font-size-asian="16pt" style:language-asian="zh" style:country-asian="CN" style:font-size-complex="16pt"/>
    </style:style>
    <style:style style:name="P18" style:family="paragraph" style:parent-style-name="Text_20_body">
      <style:paragraph-properties>
        <style:tab-stops>
          <style:tab-stop style:position="14.923cm"/>
        </style:tab-stops>
      </style:paragraph-properties>
      <style:text-properties fo:color="#000000" fo:font-size="16pt" officeooo:rsid="000eec17" officeooo:paragraph-rsid="000eec17" style:font-size-asian="16pt" style:language-asian="zh" style:country-asian="CN" style:font-size-complex="16pt"/>
    </style:style>
    <style:style style:name="P19" style:family="paragraph" style:parent-style-name="Heading_20_3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libri"/>
    </style:style>
    <style:style style:name="T5" style:family="text">
      <style:text-properties style:font-name="Wingdings"/>
    </style:style>
    <style:style style:name="T6" style:family="text">
      <style:text-properties fo:color="#ff0000"/>
    </style:style>
    <style:style style:name="T7" style:family="text">
      <style:text-properties fo:color="#ff0000" style:font-name="Wingdings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color="#ff0000" fo:font-size="22pt" style:font-name-asian="宋体1" style:font-size-asian="22pt" style:font-weight-asian="bold" style:font-size-complex="22pt"/>
    </style:style>
    <style:style style:name="T10" style:family="text">
      <style:text-properties fo:font-size="22pt" style:font-name-asian="宋体1" style:font-size-asian="22pt" style:font-weight-asian="bold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<text:span text:style-name="T3">5 EL</text:span><text:span text:style-name="T2">内置对象</text:span></text:h>
      <text:p text:style-name="P17"><text:span text:style-name="T2">Param = <text:s/>requestParameter获取表单提交的数据</text:span></text:p>
      <text:p text:style-name="P18"><text:span text:style-name="T10">cookie <text:s text:c="11"/>获取cookie</text:span></text:p>
      <text:p text:style-name="P6"><text:span text:style-name="T1">在</text:span>EL<text:span text:style-name="T1">表达式中，无需创建就可以使用的对象称之为</text:span><text:span text:style-name="T4">EL</text:span><text:span text:style-name="T1">隐藏（隐含、内置）对象。在</text:span><text:span text:style-name="T4">EL</text:span><text:span text:style-name="T1">中一共有</text:span><text:span text:style-name="T4">11</text:span><text:span text:style-name="T1">个隐藏对象，它们都与</text:span><text:span text:style-name="T4">Map</text:span><text:span text:style-name="T1">相似。其中</text:span><text:span text:style-name="T4">10</text:span><text:span text:style-name="T1">是</text:span><text:span text:style-name="T4">Map</text:span><text:span text:style-name="T1">，一个是</text:span><text:span text:style-name="T6">PageContext</text:span></text:p>
      <text:h text:style-name="P8" text:outline-level="4"><text:span text:style-name="T3">1 </text:span><text:span text:style-name="T2">参数隐藏对象</text:span></text:h>
      <text:p text:style-name="P7"><text:span text:style-name="T1">这些隐藏对象都是</text:span>Map<text:span text:style-name="T1">类型！</text:span></text:p>
      <text:p text:style-name="P15"><text:span text:style-name="T7">l</text:span><text:span text:style-name="T6">param</text:span><text:span text:style-name="T1">：</text:span><text:span text:style-name="T4">param</text:span><text:span text:style-name="T1">是</text:span><text:span text:style-name="T4">Map&lt;String,String&gt;</text:span><text:span text:style-name="T1">类型！</text:span><text:span text:style-name="T4">param</text:span><text:span text:style-name="T1">对象可以用来获取参数，与</text:span><text:span text:style-name="T4">request.getParameter()</text:span><text:span text:style-name="T1">方法相同。</text:span></text:p>
      <text:p text:style-name="P16">获取post提交过来的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3">获取参数</text:p>
            <text:p text:style-name="P14">&lt;h1&gt;${param.username }&lt;/h1&gt;</text:p>
            <text:p text:style-name="P14">&lt;h1&gt;${param.password }&lt;/h1&gt;</text:p>
          </table:table-cell>
        </table:table-row>
      </table:table>
      <text:p text:style-name="P4"><text:span text:style-name="T1">注意，在使用</text:span>EL<text:span text:style-name="T1">获取参数时，如果参数不存在，返回的是空字符串，而不是</text:span><text:span text:style-name="T4">null</text:span><text:span text:style-name="T1">。这一点与使用</text:span><text:span text:style-name="T4">request.getParameter()</text:span><text:span text:style-name="T1">方法是不同的</text:span></text:p>
      <text:p text:style-name="P5"/>
      <text:p text:style-name="P2"><text:span text:style-name="T8">paramValues</text:span><text:span text:style-name="T1">：</text:span><text:span text:style-name="T4">paramValues</text:span><text:span text:style-name="T1">是</text:span><text:span text:style-name="T4">Map&lt;String, String[]&gt;</text:span><text:span text:style-name="T1">类型，当一个参数名，对应多个参数值时可以使用它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&lt;h1&gt;${paramValues.a[0] },${paramValues.a[1]}&lt;/h1&gt;</text:p>
          </table:table-cell>
        </table:table-row>
      </table:table>
      <text:p text:style-name="P1"/>
      <text:p text:style-name="P2"><text:span text:style-name="T8">header</text:span><text:span text:style-name="T1">：</text:span><text:span text:style-name="T4">header</text:span><text:span text:style-name="T1">是</text:span><text:span text:style-name="T4">Map&lt;String,String&gt;</text:span><text:span text:style-name="T1">类型，用来获取请求头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/>
          </table:table-cell>
        </table:table-row>
      </table:table>
      <text:p text:style-name="P1"/>
      <text:p text:style-name="P2">headerValues<text:span text:style-name="T1">：</text:span><text:span text:style-name="T4">headerValues</text:span><text:span text:style-name="T1">是</text:span><text:span text:style-name="T4">Map&lt;String,String[]&gt;</text:span><text:span text:style-name="T1">类型。当一个请求头名称，对应多个值时，使用该对象，这里就不在赘述</text:span></text:p>
      <text:p text:style-name="P2">initParam<text:span text:style-name="T1">：</text:span><text:span text:style-name="T4">initParam</text:span><text:span text:style-name="T1">是</text:span><text:span text:style-name="T4">Map&lt;String,String&gt;</text:span><text:span text:style-name="T1">类型。它对应</text:span><text:span text:style-name="T4">web.xml</text:span><text:span text:style-name="T1">文件中的</text:span><text:span text:style-name="T4">&lt;context-param&gt;</text:span><text:span text:style-name="T1">参数。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<text:s text:c="2"/>&lt;context-param&gt;</text:p>
            <text:p text:style-name="P11"><text:s text:c="2"/>&lt;param-name&gt;person_name&lt;/param-name&gt;</text:p>
            <text:p text:style-name="P11"><text:soft-page-break/><text:s text:c="2"/>&lt;param-value&gt;hemingjie&lt;/param-value&gt;</text:p>
            <text:p text:style-name="P11"><text:s text:c="2"/>&lt;/context-param&gt;</text:p>
            <text:p text:style-name="P11">&lt;h1&gt;ServletContext的级别参数的获取&lt;/h1&gt;</text:p>
            <text:p text:style-name="P11">&lt;h1&gt;${initParam.person_name}&lt;/h1&gt;</text:p>
            <text:p text:style-name="P11"/>
          </table:table-cell>
        </table:table-row>
      </table:table>
      <text:p text:style-name="P3"><text:span text:style-name="T5">l</text:span><text:span text:style-name="T8">cookie</text:span><text:span text:style-name="T1">：</text:span><text:span text:style-name="T4">cookie</text:span><text:span text:style-name="T1">是</text:span><text:span text:style-name="T4">Map&lt;String,Cookie&gt;</text:span><text:span text:style-name="T1">类型，其中</text:span><text:span text:style-name="T4">key</text:span><text:span text:style-name="T1">是</text:span><text:span text:style-name="T4">Cookie</text:span><text:span text:style-name="T1">的名字，而值是</text:span><text:span text:style-name="T4">Cookie</text:span><text:span text:style-name="T1">对象本身。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2">&lt;h1&gt;Cookie的获取&lt;/h1&gt;</text:p>
            <text:p text:style-name="P12">&lt;h1&gt;${cookie.myname.name}:${cookie.myname.value}&lt;/h1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58S</meta:editing-duration>
    <meta:editing-cycles>9</meta:editing-cycles>
    <meta:generator>LibreOffice/5.3.0.3$Windows_X86_64 LibreOffice_project/7074905676c47b82bbcfbea1aeefc84afe1c50e1</meta:generator>
    <dc:date>2018-03-26T08:59:49.145000000</dc:date>
    <meta:document-statistic meta:table-count="5" meta:image-count="0" meta:object-count="0" meta:page-count="2" meta:paragraph-count="26" meta:word-count="349" meta:character-count="1018" meta:non-whitespace-character-count="989"/>
    <meta:user-defined meta:name="Info 1"/>
    <meta:user-defined meta:name="Info 2"/>
    <meta:user-defined meta:name="Info 3"/>
    <meta:user-defined meta:name="Info 4"/>
  </office:meta>
</office:document-meta>
</file>